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ParserConfiguration.SpelParserConfiguration( boolean autoGrowNullReferences , boolean autoGrowCollections , int maximumAutoGro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SpelParserConfiguration( @ Nullable SpelCompilerMode compilerMode , @ Nullable ClassLoader compiler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getCompiler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Spel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SpelParserConfiguration( @ Nullable SpelCompilerMode compilerMode , @ Nullable ClassLoader compilerClassLoader , boolean autoGrowNullReferences , boolean autoGrowCollections , int maximumAutoGrow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ParserConfiguration.SpelParserConfiguration( boolean autoGrowNullReferences , boolean autoGrowColl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getMaximumAutoGrow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elParserConfiguration.getCompiler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isAutoGrow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lParserConfiguration.isAutoGrowNull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